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0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0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37">
      <style:text-properties style:text-position=""/>
    </style:style>
    <style:style style:name="ce5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2">
      <style:text-properties style:text-position=""/>
    </style:style>
    <style:style style:name="ce3" style:family="table-cell" style:parent-style-name="Default" style:data-style-name="N11">
      <style:text-properties style:text-position=""/>
    </style:style>
    <style:style style:name="ce8" style:family="table-cell" style:parent-style-name="Default" style:data-style-name="N37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 style:data-style-name="N11"/>
  </office:automatic-styles>
  <office:body>
    <office:spreadsheet>
      <table:table table:name="Tabelle1" table:style-name="ta1" table:print="false">
        <table:table-column table:style-name="co1" table:number-columns-repeated="7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ooc:=SUM([.A1:.D1])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test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style-name="ce1" office:value-type="date" office:date-value="1961-11-21">
            <text:p>21.11.61</text:p>
          </table:table-cell>
          <table:table-cell table:number-columns-repeated="6"/>
        </table:table-row>
        <table:table-row table:style-name="ro1">
          <table:table-cell office:value-type="string">
            <text:p>tat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hisisc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hisisd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hisisa11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einundvierzig</text:p>
          </table:table-cell>
          <table:table-cell office:value-type="string">
            <text:p>zweiundvierzig</text:p>
          </table:table-cell>
          <table:table-cell office:value-type="string">
            <text:p>dreiundvierzig</text:p>
          </table:table-cell>
          <table:table-cell office:value-type="string">
            <text:p>vierundvierzig</text:p>
          </table:table-cell>
          <table:table-cell office:value-type="string">
            <text:p>fuenfundvierzig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date" office:date-value="2007-05-31">
            <text:p>31.05.07</text:p>
          </table:table-cell>
          <table:table-cell office:value-type="string">
            <text:p>dies hier als Date-Objekt</text:p>
          </table:table-cell>
          <table:table-cell table:number-columns-repeated="5"/>
        </table:table-row>
      </table:table>
      <table:table table:name="Name of Sheet 2" table:style-name="ta1" table:print="false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 am sheet 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/>
        </table:table-row>
      </table:table>
      <table:table table:name="Sheet3" table:style-name="ta1" table:print="false">
        <table:table-column table:style-name="co1" table:number-columns-repeated="53" table:default-cell-style-name="Default"/>
        <table:table-row table:style-name="ro1">
          <table:table-cell office:value-type="string">
            <text:p>ganz weit rechts geht’s weiter</text:p>
          </table:table-cell>
          <table:table-cell table:number-columns-repeated="25"/>
          <table:table-cell office:value-type="string">
            <text:p>i am AA</text:p>
          </table:table-cell>
          <table:table-cell office:value-type="string">
            <text:p>i am AB</text:p>
          </table:table-cell>
          <table:table-cell table:number-columns-repeated="24"/>
          <table:table-cell office:value-type="string">
            <text:p>i am BA</text:p>
          </table:table-cell>
        </table:table-row>
      </table:table>
      <table:table table:name="Sheet4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ce4" office:value-type="date" office:date-value="2007-06-16" calcext:value-type="date">
            <text:p>16/06/07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office:value-type="float" office:value="1234" calcext:value-type="float">
            <text:p>1234</text:p>
          </table:table-cell>
          <table:table-cell table:style-name="ce6" office:value-type="float" office:value="1234" calcext:value-type="float">
            <text:p>1234.00</text:p>
          </table:table-cell>
          <table:table-cell office:value-type="float" office:value="1234.12" calcext:value-type="float">
            <text:p>1234.12</text:p>
          </table:table-cell>
          <table:table-cell table:number-columns-repeated="2"/>
        </table:table-row>
      </table:table>
      <table:table table:name="Sheet5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5" table:style-name="ce1" office:value-type="date" office:date-value="2007-11-21">
            <text:p>21.11.07</text:p>
          </table:table-cell>
        </table:table-row>
        <table:table-row table:style-name="ro1">
          <table:table-cell table:number-columns-repeated="5" office:value-type="float" office:value="42">
            <text:p>42</text:p>
          </table:table-cell>
        </table:table-row>
        <table:table-row table:style-name="ro1">
          <table:table-cell table:number-columns-repeated="5" office:value-type="string">
            <text:p>ABC</text:p>
          </table:table-cell>
        </table:table-row>
        <table:table-row table:style-name="ro1">
          <table:table-cell table:style-name="ce3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0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0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Nimbus Sans L" fo:language="de" fo:country="DE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02:03:12.615020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0/" xmlns:meta="urn:oasis:names:tc:opendocument:xmlns:meta:1.0" xmlns:ooo="http://openoffice.org/2004/office" xmlns:grddl="http://www.w3.org/2003/g/data-view#" office:version="1.0">
  <office:meta>
    <meta:generator>LibreOffice/5.0.1.2.0$Linux_X86_64 LibreOffice_project/1c673454d9cdfdb09bf06906abcb3a9422282b74</meta:generator>
    <meta:initial-creator>Thomas Preymesser</meta:initial-creator>
    <meta:creation-date>2007-05-25T10:26:36</meta:creation-date>
    <dc:date>2015-10-09T01:00:47.236600507</dc:date>
    <dc:language>de-DE</dc:language>
    <meta:editing-cycles>46</meta:editing-cycles>
    <meta:editing-duration>PT22H22M12S</meta:editing-duration>
    <meta:document-statistic meta:table-count="5" meta:cell-count="75" meta:object-count="0"/>
    <meta:user-defined meta:name="Info 1"/>
    <meta:user-defined meta:name="Info 2"/>
    <meta:user-defined meta:name="Info 3"/>
    <meta:user-defined meta:name="Info 4"/>
  </office:meta>
</office:document-meta>
</file>